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2.72244in" svg:width="9.53819in" svg:height="2.23504in" presentation:class="title" presentation:placeholder="false">
          <draw:text-box>
            <text:p text:style-name="a572" text:class-names="" text:cond-style-name=""><text:span text:style-name="a571" text:class-names="">Session 14: <text:line-break/>HTTP module (I)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0-2021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ming in Network  Environments</dc:title>
    <meta:initial-creator>Rafael Villen Galera</meta:initial-creator>
    <dc:creator>Rafael Villen Galera</dc:creator>
    <meta:creation-date>2016-09-12T08:43:18Z</meta:creation-date>
    <dc:date>2021-04-20T08:54:20Z</dc:date>
    <meta:print-date>2017-10-04T10:42:29Z</meta:print-date>
    <meta:editing-cycles>502</meta:editing-cycles>
    <meta:editing-duration>PT690917S</meta:editing-duration>
    <meta:document-statistic meta:paragraph-count="4" meta:word-count="18"/>
  </office:meta>
</office:document-meta>
</file>